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426C111E82EC37BBB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758cm" draw:z-index="0"><draw:image xlink:href="Pictures/100000010000073A00000426C111E82EC37BBB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47:20.208135797</meta:creation-date>
    <dc:date>2023-11-01T14:48:11.106531999</dc:date>
    <meta:editing-duration>PT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